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7.999cm" style:rel-column-width="18925*"/>
    </style:style>
    <style:style style:name="Table1.B" style:family="table-column">
      <style:table-column-properties style:column-width="1.85cm" style:rel-column-width="4377*"/>
    </style:style>
    <style:style style:name="Table1.E" style:family="table-column">
      <style:table-column-properties style:column-width="8.001cm" style:rel-column-width="1893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7.997cm" table:align="margins"/>
    </style:style>
    <style:style style:name="Table2.A" style:family="table-column">
      <style:table-column-properties style:column-width="4.999cm" style:rel-column-width="40968*"/>
    </style:style>
    <style:style style:name="Table2.B" style:family="table-column">
      <style:table-column-properties style:column-width="1.799cm" style:rel-column-width="14739*"/>
    </style:style>
    <style:style style:name="Table2.C" style:family="table-column">
      <style:table-column-properties style:column-width="1.199cm" style:rel-column-width="9828*"/>
    </style:style>
    <style:style style:name="Table2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199cm" fo:border="0.002cm solid #000000"/>
    </style:style>
    <style:style style:name="Table2.A2" style:family="table-cell">
      <style:table-cell-properties fo:padding="0.199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2.C8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3" style:family="table">
      <style:table-properties style:width="7.999cm" table:align="margins"/>
    </style:style>
    <style:style style:name="Table3.A" style:family="table-column">
      <style:table-column-properties style:column-width="5.001cm" style:rel-column-width="40968*"/>
    </style:style>
    <style:style style:name="Table3.B" style:family="table-column">
      <style:table-column-properties style:column-width="1.799cm" style:rel-column-width="14739*"/>
    </style:style>
    <style:style style:name="Table3.C" style:family="table-column">
      <style:table-column-properties style:column-width="1.199cm" style:rel-column-width="9828*"/>
    </style:style>
    <style:style style:name="Table3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199cm" fo:border="0.002cm solid #000000"/>
    </style:style>
    <style:style style:name="Table3.A2" style:family="table-cell">
      <style:table-cell-properties fo:padding="0.199cm" fo:border-left="0.002cm solid #000000" fo:border-right="none" fo:border-top="none" fo:border-bottom="0.002cm solid #000000"/>
    </style:style>
    <style:style style:name="Table3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.C4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4" style:family="table">
      <style:table-properties style:width="8.003cm" table:align="margins"/>
    </style:style>
    <style:style style:name="Table4.A" style:family="table-column">
      <style:table-column-properties style:column-width="5.001cm" style:rel-column-width="40950*"/>
    </style:style>
    <style:style style:name="Table4.B" style:family="table-column">
      <style:table-column-properties style:column-width="1.799cm" style:rel-column-width="14733*"/>
    </style:style>
    <style:style style:name="Table4.C" style:family="table-column">
      <style:table-column-properties style:column-width="1.203cm" style:rel-column-width="9852*"/>
    </style:style>
    <style:style style:name="Table4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199cm" fo:border="0.002cm solid #000000"/>
    </style:style>
    <style:style style:name="Table4.A2" style:family="table-cell">
      <style:table-cell-properties fo:padding="0.199cm" fo:border-left="0.002cm solid #000000" fo:border-right="none" fo:border-top="none" fo:border-bottom="0.002cm solid #000000"/>
    </style:style>
    <style:style style:name="Table4.C2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5" style:family="table">
      <style:table-properties style:width="7.997cm" table:align="margins"/>
    </style:style>
    <style:style style:name="Table5.A" style:family="table-column">
      <style:table-column-properties style:column-width="4.999cm" style:rel-column-width="40968*"/>
    </style:style>
    <style:style style:name="Table5.B" style:family="table-column">
      <style:table-column-properties style:column-width="1.799cm" style:rel-column-width="14739*"/>
    </style:style>
    <style:style style:name="Table5.C" style:family="table-column">
      <style:table-column-properties style:column-width="1.199cm" style:rel-column-width="9828*"/>
    </style:style>
    <style:style style:name="Table5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199cm" fo:border="0.002cm solid #000000"/>
    </style:style>
    <style:style style:name="Table5.A2" style:family="table-cell">
      <style:table-cell-properties fo:padding="0.199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" style:family="table">
      <style:table-properties style:width="7.999cm" table:align="margins"/>
    </style:style>
    <style:style style:name="Table6.A" style:family="table-column">
      <style:table-column-properties style:column-width="5.001cm" style:rel-column-width="40968*"/>
    </style:style>
    <style:style style:name="Table6.B" style:family="table-column">
      <style:table-column-properties style:column-width="1.799cm" style:rel-column-width="14739*"/>
    </style:style>
    <style:style style:name="Table6.C" style:family="table-column">
      <style:table-column-properties style:column-width="1.199cm" style:rel-column-width="9828*"/>
    </style:style>
    <style:style style:name="Table6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99cm" fo:border="0.002cm solid #000000"/>
    </style:style>
    <style:style style:name="Table6.A2" style:family="table-cell">
      <style:table-cell-properties fo:padding="0.199cm" fo:border-left="0.002cm solid #000000" fo:border-right="none" fo:border-top="none" fo:border-bottom="0.002cm solid #000000"/>
    </style:style>
    <style:style style:name="Table6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.C3" style:family="table-cell">
      <style:table-cell-properties fo:padding="0.199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Helvetic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gr1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P</text:p>
      <text:p text:style-name="P1">- 2010-11-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8" draw:style-name="gr3" draw:text-style-name="P12" svg:width="2.991cm" svg:height="1.8cm" svg:x="9.192cm" svg:y="0.044cm"><text:p text:style-name="P11"><text:span text:style-name="T2">Project</text:span></text:p><text:p text:style-name="P11"><text:span text:style-name="T2">Role</text:span></text:p></draw:rect><draw:rect text:anchor-type="paragraph" draw:z-index="10" draw:style-name="gr3" draw:text-style-name="P12" svg:width="2.991cm" svg:height="1.8cm" svg:x="15.171cm" svg:y="0.044cm"><text:p text:style-name="P11"><text:span text:style-name="T2">Project</text:span></text:p><text:p text:style-name="P11"><text:span text:style-name="T2">Invitation</text:span></text:p></draw:rect></text:p>
      <text:p text:style-name="P1"><draw:line text:anchor-type="paragraph" draw:z-index="11" draw:style-name="gr2" draw:text-style-name="P11" svg:x1="12.181cm" svg:y1="0.453cm" svg:x2="15.171cm" svg:y2="0.453cm"><text:p/></draw:line><draw:rect text:anchor-type="paragraph" draw:z-index="0" draw:style-name="gr1" draw:text-style-name="P11" svg:width="0.495cm" svg:height="0.495cm" svg:x="14.677cm" svg:y="0.175cm"><text:p/></draw:rect></text:p>
      <text:p text:style-name="P1"/>
      <text:p text:style-name="P1"><draw:line text:anchor-type="paragraph" draw:z-index="3" draw:style-name="gr2" draw:text-style-name="P11" svg:x1="10.652cm" svg:y1="0.383cm" svg:x2="10.652cm" svg:y2="5.781cm"><text:p/></draw:line><draw:line text:anchor-type="paragraph" draw:z-index="13" draw:style-name="gr2" draw:text-style-name="P11" svg:x1="16.649cm" svg:y1="0.383cm" svg:x2="16.649cm" svg:y2="2.182cm"><text:p/></draw:line><draw:rect text:anchor-type="paragraph" draw:z-index="12" draw:style-name="gr1" draw:text-style-name="P11" svg:width="0.495cm" svg:height="0.495cm" svg:x="16.406cm" svg:y="0.383cm"><text:p/></draw:rect></text:p>
      <text:p text:style-name="P1"/>
      <text:p text:style-name="P1"/>
      <text:p text:style-name="P1"><draw:rect text:anchor-type="paragraph" draw:z-index="2" draw:style-name="gr1" draw:text-style-name="P11" svg:width="0.495cm" svg:height="0.495cm" svg:x="10.41cm" svg:y="0.228cm"><text:p/></draw:rect></text:p>
      <text:p text:style-name="P1"><draw:rect text:anchor-type="paragraph" draw:z-index="6" draw:style-name="gr3" draw:text-style-name="P12" svg:width="2.991cm" svg:height="1.8cm" svg:x="9.192cm" svg:y="0.235cm"><text:p text:style-name="P11"><text:span text:style-name="T2">Project</text:span><text:span text:style-name="T2"><text:line-break/></text:span><text:span text:style-name="T2">Member</text:span></text:p></draw:rect><draw:rect text:anchor-type="paragraph" draw:z-index="7" draw:style-name="gr3" draw:text-style-name="P12" svg:width="2.991cm" svg:height="1.8cm" svg:x="15.171cm" svg:y="0.235cm"><text:p text:style-name="P11"><text:span text:style-name="T2">Project</text:span></text:p></draw:rect></text:p>
      <text:p text:style-name="P1"><draw:rect text:anchor-type="paragraph" draw:z-index="4" draw:style-name="gr1" draw:text-style-name="P11" svg:width="0.495cm" svg:height="0.495cm" svg:x="12.181cm" svg:y="0.393cm"><text:p/></draw:rect></text:p>
      <text:p text:style-name="P1"><draw:line text:anchor-type="paragraph" draw:z-index="5" draw:style-name="gr2" draw:text-style-name="P11" svg:x1="12.181cm" svg:y1="0.157cm" svg:x2="15.171cm" svg:y2="0.157cm"><text:p/></draw:line></text:p>
      <text:p text:style-name="P1"/>
      <text:p text:style-name="P1"><draw:rect text:anchor-type="paragraph" draw:z-index="1" draw:style-name="gr1" draw:text-style-name="P11" svg:width="0.495cm" svg:height="0.495cm" svg:x="10.41cm" svg:y="0.086cm"><text:p/></draw:rect></text:p>
      <text:p text:style-name="P1"/>
      <text:p text:style-name="P1"/>
      <text:p text:style-name="P1"><draw:rect text:anchor-type="paragraph" draw:z-index="9" draw:style-name="gr3" draw:text-style-name="P12" svg:width="2.991cm" svg:height="1.8cm" svg:x="9.192cm" svg:y="0.425cm"><text:p text:style-name="P11"><text:span text:style-name="T2">User</text:span>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ext:soft-page-break/>
        <table:table-row>
          <table:table-cell table:style-name="Table1.A1" office:value-type="string">
            <text:p text:style-name="P5">Use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Member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7">UserID</text:p>
                </table:table-cell>
                <table:table-cell table:style-name="Table2.A1" office:value-type="string">
                  <text:p text:style-name="P6">N</text:p>
                </table:table-cell>
                <table:table-cell table:style-name="Table2.C1" office:value-type="string">
                  <text:p text:style-name="P6">I</text:p>
                </table:table-cell>
              </table:table-row>
              <table:table-row>
                <table:table-cell table:style-name="Table2.A2" office:value-type="string">
                  <text:p text:style-name="P9">Firts_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Last_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Email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assword <text:span text:style-name="T1">****</text:span>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32">
                  <text:p text:style-name="P6">32</text:p>
                </table:table-cell>
              </table:table-row>
              <table:table-row>
                <table:table-cell table:style-name="Table2.A2" office:value-type="string">
                  <text:p text:style-name="P6">User_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Streetadress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ostalcod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8" office:value-type="string">
                  <text:p text:style-name="P6">I</text:p>
                </table:table-cell>
              </table:table-row>
              <table:table-row>
                <table:table-cell table:style-name="Table2.A2" office:value-type="string">
                  <text:p text:style-name="P6">Hometown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30">
                  <text:p text:style-name="P6">130</text:p>
                </table:table-cell>
              </table:table-row>
              <table:table-row>
                <table:table-cell table:style-name="Table2.A2" office:value-type="string">
                  <text:p text:style-name="P6">Reset_code <text:span text:style-name="T1">**</text:span>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8">
                  <text:p text:style-name="P6">8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7">ProjectID</text:p>
                </table:table-cell>
                <table:table-cell table:style-name="Table3.A1" office:value-type="string">
                  <text:p text:style-name="P6">N</text:p>
                </table:table-cell>
                <table:table-cell table:style-name="Table3.C1" office:value-type="string">
                  <text:p text:style-name="P6">I</text:p>
                </table:table-cell>
              </table:table-row>
              <table:table-row>
                <table:table-cell table:style-name="Table3.A2" office:value-type="string">
                  <text:p text:style-name="P6">Title 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100">
                  <text:p text:style-name="P6">100</text:p>
                </table:table-cell>
              </table:table-row>
              <table:table-row>
                <table:table-cell table:style-name="Table3.A2" office:value-type="string">
                  <text:p text:style-name="P9">Description *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300">
                  <text:p text:style-name="P6">300</text:p>
                </table:table-cell>
              </table:table-row>
              <table:table-row>
                <table:table-cell table:style-name="Table3.A2" office:value-type="string">
                  <text:p text:style-name="P9">Created <text:span text:style-name="T1">***</text:span></text:p>
                </table:table-cell>
                <table:table-cell table:style-name="Table3.A2" office:value-type="string">
                  <text:p text:style-name="P6">D</text:p>
                </table:table-cell>
                <table:table-cell table:style-name="Table3.C4" office:value-type="string">
                  <text:p text:style-name="P6">TS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7">ProjectMemberID</text:p>
                </table:table-cell>
                <table:table-cell table:style-name="Table4.A1" office:value-type="string">
                  <text:p text:style-name="P6">N</text:p>
                </table:table-cell>
                <table:table-cell table:style-name="Table4.C1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User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Project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ProjectRole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1" office:value-type="string">
            <text:p text:style-name="P5">ProjectRol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Invitatio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7">ProjectRoleID</text:p>
                </table:table-cell>
                <table:table-cell table:style-name="Table5.A1" office:value-type="string">
                  <text:p text:style-name="P6">N</text:p>
                </table:table-cell>
                <table:table-cell table:style-name="Table5.C1" office:value-type="string">
                  <text:p text:style-name="P6">I</text:p>
                </table:table-cell>
              </table:table-row>
              <table:table-row>
                <table:table-cell table:style-name="Table5.A2" office:value-type="string">
                  <text:p text:style-name="P6">Role <text:span text:style-name="T1">*</text:span></text:p>
                </table:table-cell>
                <table:table-cell table:style-name="Table5.A2" office:value-type="string">
                  <text:p text:style-name="P6">VC</text:p>
                </table:table-cell>
                <table:table-cell table:style-name="Table5.C2" office:value-type="float" office:value="25">
                  <text:p text:style-name="P6">25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7">ProjectInvitationID</text:p>
                </table:table-cell>
                <table:table-cell table:style-name="Table6.A1" office:value-type="string">
                  <text:p text:style-name="P6">N</text:p>
                </table:table-cell>
                <table:table-cell table:style-name="Table6.C1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6">ProjectInvitationCode ****</text:p>
                </table:table-cell>
                <table:table-cell table:style-name="Table6.A2" office:value-type="string">
                  <text:p text:style-name="P6">C</text:p>
                </table:table-cell>
                <table:table-cell table:style-name="Table6.C2" office:value-type="float" office:value="32">
                  <text:p text:style-name="P6">32</text:p>
                </table:table-cell>
              </table:table-row>
              <table:table-row>
                <table:table-cell table:style-name="Table6.A2" office:value-type="string">
                  <text:p text:style-name="P8">Project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3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8">ProjectRole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3" office:value-type="string">
                  <text:p text:style-name="P6">I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p text:style-name="P2">* Index Unique ** Allow Null *** Default NOW() **** Unique MD5 Hash / Index Uniqu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3T14:29:35</meta:creation-date>
    <dc:date>2010-11-18T17:03:55</dc:date>
    <meta:editing-duration>PT07H18M53S</meta:editing-duration>
    <meta:editing-cycles>56</meta:editing-cycles>
    <meta:generator>NeoOffice/3.1.2$Unix OpenOffice.org_project/Patch 1</meta:generator>
    <meta:document-statistic meta:table-count="6" meta:image-count="0" meta:object-count="0" meta:page-count="2" meta:paragraph-count="80" meta:word-count="103" meta:character-count="495"/>
  </office:meta>
</office:document-meta>
</file>